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ersion 2</text:p>
          </table:table-cell>
          <table:table-cell office:value-type="string" calcext:value-type="string">
            <text:p>Version 2.2</text:p>
          </table:table-cell>
          <table:table-cell/>
          <table:table-cell office:value-type="string" calcext:value-type="string">
            <text:p>new v2</text:p>
          </table:table-cell>
          <table:table-cell office:value-type="string" calcext:value-type="string">
            <text:p>AVS-MOEA/D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89369897237" calcext:value-type="float">
            <text:p>0.989369897237</text:p>
          </table:table-cell>
          <table:table-cell office:value-type="float" office:value="0.984691597772" calcext:value-type="float">
            <text:p>0.984691597772</text:p>
          </table:table-cell>
          <table:table-cell office:value-type="float" office:value="0.985561482563" calcext:value-type="float">
            <text:p>0.985561482563</text:p>
          </table:table-cell>
          <table:table-cell office:value-type="float" office:value="0.990464879565" calcext:value-type="float">
            <text:p>0.990464879565</text:p>
          </table:table-cell>
          <table:table-cell office:value-type="float" office:value="0.982454023706" calcext:value-type="float">
            <text:p>0.982454023706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8528102886" calcext:value-type="float">
            <text:p>0.998528102886</text:p>
          </table:table-cell>
          <table:table-cell office:value-type="float" office:value="0.99706124523" calcext:value-type="float">
            <text:p>0.99706124523</text:p>
          </table:table-cell>
          <table:table-cell office:value-type="float" office:value="0.998527900947" calcext:value-type="float">
            <text:p>0.998527900947</text:p>
          </table:table-cell>
          <table:table-cell office:value-type="float" office:value="0.998528035236" calcext:value-type="float">
            <text:p>0.998528035236</text:p>
          </table:table-cell>
          <table:table-cell office:value-type="float" office:value="0.99858028714" calcext:value-type="float">
            <text:p>0.99858028714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162249026" calcext:value-type="float">
            <text:p>0.992162249026</text:p>
          </table:table-cell>
          <table:table-cell office:value-type="float" office:value="0.991729407252" calcext:value-type="float">
            <text:p>0.991729407252</text:p>
          </table:table-cell>
          <table:table-cell office:value-type="float" office:value="0.992168555083" calcext:value-type="float">
            <text:p>0.992168555083</text:p>
          </table:table-cell>
          <table:table-cell office:value-type="float" office:value="0.992163217539" calcext:value-type="float">
            <text:p>0.992163217539</text:p>
          </table:table-cell>
          <table:table-cell office:value-type="float" office:value="0.992565824124" calcext:value-type="float">
            <text:p>0.992565824124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0857221551" calcext:value-type="float">
            <text:p>0.990857221551</text:p>
          </table:table-cell>
          <table:table-cell office:value-type="float" office:value="0.98792530528" calcext:value-type="float">
            <text:p>0.98792530528</text:p>
          </table:table-cell>
          <table:table-cell office:value-type="float" office:value="0.990853203591" calcext:value-type="float">
            <text:p>0.990853203591</text:p>
          </table:table-cell>
          <table:table-cell office:value-type="float" office:value="0.99085630176" calcext:value-type="float">
            <text:p>0.99085630176</text:p>
          </table:table-cell>
          <table:table-cell office:value-type="float" office:value="0.991237731013" calcext:value-type="float">
            <text:p>0.991237731013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3024380572" calcext:value-type="float">
            <text:p>0.893024380572</text:p>
          </table:table-cell>
          <table:table-cell office:value-type="float" office:value="0.894685837805" calcext:value-type="float">
            <text:p>0.894685837805</text:p>
          </table:table-cell>
          <table:table-cell office:value-type="float" office:value="0.893670678888" calcext:value-type="float">
            <text:p>0.893670678888</text:p>
          </table:table-cell>
          <table:table-cell table:style-name="ce1" office:value-type="float" office:value="0.903937169694" calcext:value-type="float">
            <text:p>0.903937169694</text:p>
          </table:table-cell>
          <table:table-cell office:value-type="float" office:value="0.905473747155" calcext:value-type="float">
            <text:p>0.905473747155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04955118731" calcext:value-type="float">
            <text:p>0.904955118731</text:p>
          </table:table-cell>
          <table:table-cell office:value-type="float" office:value="0.904692788918" calcext:value-type="float">
            <text:p>0.904692788918</text:p>
          </table:table-cell>
          <table:table-cell office:value-type="float" office:value="0.905132969855" calcext:value-type="float">
            <text:p>0.905132969855</text:p>
          </table:table-cell>
          <table:table-cell table:style-name="ce1" office:value-type="float" office:value="0.91064266251" calcext:value-type="float">
            <text:p>0.91064266251</text:p>
          </table:table-cell>
          <table:table-cell office:value-type="float" office:value="0.921526762889" calcext:value-type="float">
            <text:p>0.921526762889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0895886954" calcext:value-type="float">
            <text:p>0.990895886954</text:p>
          </table:table-cell>
          <table:table-cell office:value-type="float" office:value="0.987968634516" calcext:value-type="float">
            <text:p>0.987968634516</text:p>
          </table:table-cell>
          <table:table-cell office:value-type="float" office:value="0.990898081778" calcext:value-type="float">
            <text:p>0.990898081778</text:p>
          </table:table-cell>
          <table:table-cell table:style-name="ce2" office:value-type="float" office:value="0.990898057304" calcext:value-type="float">
            <text:p>0.990898057304</text:p>
          </table:table-cell>
          <table:table-cell office:value-type="float" office:value="0.991268892143" calcext:value-type="float">
            <text:p>0.991268892143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66078096953" calcext:value-type="float">
            <text:p>0.966078096953</text:p>
          </table:table-cell>
          <table:table-cell office:value-type="float" office:value="0.960691049032" calcext:value-type="float">
            <text:p>0.960691049032</text:p>
          </table:table-cell>
          <table:table-cell office:value-type="float" office:value="0.964908827167" calcext:value-type="float">
            <text:p>0.964908827167</text:p>
          </table:table-cell>
          <table:table-cell table:style-name="ce2" office:value-type="float" office:value="0.961635857991" calcext:value-type="float">
            <text:p>0.961635857991</text:p>
          </table:table-cell>
          <table:table-cell office:value-type="float" office:value="0.953649829757" calcext:value-type="float">
            <text:p>0.953649829757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7101597174" calcext:value-type="float">
            <text:p>0.97101597174</text:p>
          </table:table-cell>
          <table:table-cell office:value-type="float" office:value="0.970774897682" calcext:value-type="float">
            <text:p>0.970774897682</text:p>
          </table:table-cell>
          <table:table-cell office:value-type="float" office:value="0.972389068172" calcext:value-type="float">
            <text:p>0.972389068172</text:p>
          </table:table-cell>
          <table:table-cell table:style-name="ce2" office:value-type="float" office:value="0.97322638643" calcext:value-type="float">
            <text:p>0.97322638643</text:p>
          </table:table-cell>
          <table:table-cell office:value-type="float" office:value="0.976035400325" calcext:value-type="float">
            <text:p>0.976035400325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184183544" calcext:value-type="float">
            <text:p>0.992184183544</text:p>
          </table:table-cell>
          <table:table-cell office:value-type="float" office:value="0.992880296263" calcext:value-type="float">
            <text:p>0.992880296263</text:p>
          </table:table-cell>
          <table:table-cell office:value-type="float" office:value="0.992184213843" calcext:value-type="float">
            <text:p>0.992184213843</text:p>
          </table:table-cell>
          <table:table-cell table:style-name="ce2" office:value-type="float" office:value="0.992184209475" calcext:value-type="float">
            <text:p>0.992184209475</text:p>
          </table:table-cell>
          <table:table-cell office:value-type="float" office:value="0.992879342009" calcext:value-type="float">
            <text:p>0.992879342009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989774552" calcext:value-type="float">
            <text:p>0.990989774552</text:p>
          </table:table-cell>
          <table:table-cell office:value-type="float" office:value="0.989443992171" calcext:value-type="float">
            <text:p>0.989443992171</text:p>
          </table:table-cell>
          <table:table-cell office:value-type="float" office:value="0.990990759997" calcext:value-type="float">
            <text:p>0.990990759997</text:p>
          </table:table-cell>
          <table:table-cell table:style-name="ce2" office:value-type="float" office:value="0.990991639505" calcext:value-type="float">
            <text:p>0.990991639505</text:p>
          </table:table-cell>
          <table:table-cell office:value-type="float" office:value="0.991292999342" calcext:value-type="float">
            <text:p>0.99129299934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991274935" calcext:value-type="float">
            <text:p>0.990991274935</text:p>
          </table:table-cell>
          <table:table-cell office:value-type="float" office:value="0.989443837866" calcext:value-type="float">
            <text:p>0.989443837866</text:p>
          </table:table-cell>
          <table:table-cell office:value-type="float" office:value="0.990992414361" calcext:value-type="float">
            <text:p>0.990992414361</text:p>
          </table:table-cell>
          <table:table-cell table:style-name="ce2" office:value-type="float" office:value="0.990990740964" calcext:value-type="float">
            <text:p>0.990990740964</text:p>
          </table:table-cell>
          <table:table-cell office:value-type="float" office:value="0.991394364036" calcext:value-type="float">
            <text:p>0.991394364036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987427343" calcext:value-type="float">
            <text:p>0.990987427343</text:p>
          </table:table-cell>
          <table:table-cell office:value-type="float" office:value="0.989443597827" calcext:value-type="float">
            <text:p>0.989443597827</text:p>
          </table:table-cell>
          <table:table-cell office:value-type="float" office:value="0.990990362606" calcext:value-type="float">
            <text:p>0.990990362606</text:p>
          </table:table-cell>
          <table:table-cell table:style-name="ce2" office:value-type="float" office:value="0.990989859262" calcext:value-type="float">
            <text:p>0.990989859262</text:p>
          </table:table-cell>
          <table:table-cell office:value-type="float" office:value="0.991278304185" calcext:value-type="float">
            <text:p>0.99127830418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989774552" calcext:value-type="float">
            <text:p>0.990989774552</text:p>
          </table:table-cell>
          <table:table-cell office:value-type="float" office:value="0.989443992171" calcext:value-type="float">
            <text:p>0.989443992171</text:p>
          </table:table-cell>
          <table:table-cell office:value-type="float" office:value="0.990990759997" calcext:value-type="float">
            <text:p>0.990990759997</text:p>
          </table:table-cell>
          <table:table-cell table:style-name="ce2" office:value-type="float" office:value="0.990991639505" calcext:value-type="float">
            <text:p>0.990991639505</text:p>
          </table:table-cell>
          <table:table-cell office:value-type="float" office:value="0.991292999342" calcext:value-type="float">
            <text:p>0.99129299934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990689353" calcext:value-type="float">
            <text:p>0.990990689353</text:p>
          </table:table-cell>
          <table:table-cell office:value-type="float" office:value="0.989443567994" calcext:value-type="float">
            <text:p>0.989443567994</text:p>
          </table:table-cell>
          <table:table-cell office:value-type="float" office:value="0.990988532718" calcext:value-type="float">
            <text:p>0.990988532718</text:p>
          </table:table-cell>
          <table:table-cell table:style-name="ce2" office:value-type="float" office:value="0.990990098508" calcext:value-type="float">
            <text:p>0.990990098508</text:p>
          </table:table-cell>
          <table:table-cell office:value-type="float" office:value="0.991354847409" calcext:value-type="float">
            <text:p>0.99135484740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160716502" calcext:value-type="float">
            <text:p>0.997160716502</text:p>
          </table:table-cell>
          <table:table-cell office:value-type="float" office:value="0.995889791055" calcext:value-type="float">
            <text:p>0.995889791055</text:p>
          </table:table-cell>
          <table:table-cell office:value-type="float" office:value="0.997160874426" calcext:value-type="float">
            <text:p>0.997160874426</text:p>
          </table:table-cell>
          <table:table-cell office:value-type="float" office:value="0.99716078599" calcext:value-type="float">
            <text:p>0.99716078599</text:p>
          </table:table-cell>
          <table:table-cell office:value-type="float" office:value="0.997196449048" calcext:value-type="float">
            <text:p>0.997196449048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5161959413" calcext:value-type="float">
            <text:p>0.995161959413</text:p>
          </table:table-cell>
          <table:table-cell office:value-type="float" office:value="0.994979538673" calcext:value-type="float">
            <text:p>0.994979538673</text:p>
          </table:table-cell>
          <table:table-cell office:value-type="float" office:value="0.995151482484" calcext:value-type="float">
            <text:p>0.995151482484</text:p>
          </table:table-cell>
          <table:table-cell office:value-type="float" office:value="0.995174767226" calcext:value-type="float">
            <text:p>0.995174767226</text:p>
          </table:table-cell>
          <table:table-cell office:value-type="float" office:value="0.994791712868" calcext:value-type="float">
            <text:p>0.994791712868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4397107689" calcext:value-type="float">
            <text:p>0.994397107689</text:p>
          </table:table-cell>
          <table:table-cell office:value-type="float" office:value="0.994826505544" calcext:value-type="float">
            <text:p>0.994826505544</text:p>
          </table:table-cell>
          <table:table-cell office:value-type="float" office:value="0.994464066675" calcext:value-type="float">
            <text:p>0.994464066675</text:p>
          </table:table-cell>
          <table:table-cell office:value-type="float" office:value="0.994723080371" calcext:value-type="float">
            <text:p>0.994723080371</text:p>
          </table:table-cell>
          <table:table-cell office:value-type="float" office:value="0.994501333793" calcext:value-type="float">
            <text:p>0.99450133379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00125817157" calcext:value-type="float">
            <text:p>0.900125817157</text:p>
          </table:table-cell>
          <table:table-cell office:value-type="float" office:value="0.901280904951" calcext:value-type="float">
            <text:p>0.901280904951</text:p>
          </table:table-cell>
          <table:table-cell office:value-type="float" office:value="0.903696070133" calcext:value-type="float">
            <text:p>0.903696070133</text:p>
          </table:table-cell>
          <table:table-cell office:value-type="float" office:value="0.909760649533" calcext:value-type="float">
            <text:p>0.909760649533</text:p>
          </table:table-cell>
          <table:table-cell office:value-type="float" office:value="0.906108845997" calcext:value-type="float">
            <text:p>0.906108845997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82877354495" calcext:value-type="float">
            <text:p>0.982877354495</text:p>
          </table:table-cell>
          <table:table-cell office:value-type="float" office:value="0.981104849357" calcext:value-type="float">
            <text:p>0.981104849357</text:p>
          </table:table-cell>
          <table:table-cell office:value-type="float" office:value="0.982842502292" calcext:value-type="float">
            <text:p>0.982842502292</text:p>
          </table:table-cell>
          <table:table-cell office:value-type="float" office:value="0.988774092324" calcext:value-type="float">
            <text:p>0.988774092324</text:p>
          </table:table-cell>
          <table:table-cell office:value-type="float" office:value="0.976694586079" calcext:value-type="float">
            <text:p>0.976694586079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75642238681" calcext:value-type="float">
            <text:p>0.875642238681</text:p>
          </table:table-cell>
          <table:table-cell office:value-type="float" office:value="0.870154538184" calcext:value-type="float">
            <text:p>0.870154538184</text:p>
          </table:table-cell>
          <table:table-cell office:value-type="float" office:value="0.863941655877" calcext:value-type="float">
            <text:p>0.863941655877</text:p>
          </table:table-cell>
          <table:table-cell office:value-type="float" office:value="0.975016927246" calcext:value-type="float">
            <text:p>0.975016927246</text:p>
          </table:table-cell>
          <table:table-cell office:value-type="float" office:value="0.975075953774" calcext:value-type="float">
            <text:p>0.975075953774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39175574893" calcext:value-type="float">
            <text:p>0.939175574893</text:p>
          </table:table-cell>
          <table:table-cell office:value-type="float" office:value="0.930808739433" calcext:value-type="float">
            <text:p>0.930808739433</text:p>
          </table:table-cell>
          <table:table-cell office:value-type="float" office:value="0.934718423346" calcext:value-type="float">
            <text:p>0.934718423346</text:p>
          </table:table-cell>
          <table:table-cell office:value-type="float" office:value="0.945424254401" calcext:value-type="float">
            <text:p>0.945424254401</text:p>
          </table:table-cell>
          <table:table-cell office:value-type="float" office:value="0.937590095413" calcext:value-type="float">
            <text:p>0.937590095413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2852222126" calcext:value-type="float">
            <text:p>0.992852222126</text:p>
          </table:table-cell>
          <table:table-cell office:value-type="float" office:value="0.99349523575" calcext:value-type="float">
            <text:p>0.99349523575</text:p>
          </table:table-cell>
          <table:table-cell office:value-type="float" office:value="0.992863999006" calcext:value-type="float">
            <text:p>0.992863999006</text:p>
          </table:table-cell>
          <table:table-cell office:value-type="float" office:value="0.992893170385" calcext:value-type="float">
            <text:p>0.992893170385</text:p>
          </table:table-cell>
          <table:table-cell office:value-type="float" office:value="0.992950718816" calcext:value-type="float">
            <text:p>0.992950718816</text:p>
          </table:table-cell>
        </table:table-row>
        <table:table-row table:style-name="ro1">
          <table:table-cell/>
          <table:table-cell table:formula="of:=AVERAGE([.B3:.B25])" office:value-type="float" office:value="0.970496219168913" calcext:value-type="float">
            <text:p>0.970496219168913</text:p>
          </table:table-cell>
          <table:table-cell table:formula="of:=AVERAGE([.C3:.C25])" office:value-type="float" office:value="0.968820006553304" calcext:value-type="float">
            <text:p>0.968820006553304</text:p>
          </table:table-cell>
          <table:table-cell table:formula="of:=AVERAGE([.D3:.D25])" office:value-type="float" office:value="0.969829864600217" calcext:value-type="float">
            <text:p>0.969829864600217</text:p>
          </table:table-cell>
          <table:table-cell table:formula="of:=AVERAGE([.E3:.E25])" office:value-type="float" office:value="0.976452977509739" calcext:value-type="float">
            <text:p>0.976452977509739</text:p>
          </table:table-cell>
          <table:table-cell table:formula="of:=AVERAGE([.F3:.F25])" office:value-type="float" office:value="0.975530219581" calcext:value-type="float">
            <text:p>0.9755302195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83459210332" calcext:value-type="float">
            <text:p>0.983459210332</text:p>
          </table:table-cell>
          <table:table-cell table:number-columns-repeated="2"/>
          <table:table-cell office:value-type="float" office:value="0.981447756637" calcext:value-type="float">
            <text:p>0.981447756637</text:p>
          </table:table-cell>
          <table:table-cell office:value-type="float" office:value="0.982442398538" calcext:value-type="float">
            <text:p>0.982442398538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056989558" calcext:value-type="float">
            <text:p>0.99056989558</text:p>
          </table:table-cell>
          <table:table-cell table:number-columns-repeated="2"/>
          <table:table-cell office:value-type="float" office:value="0.990582697189" calcext:value-type="float">
            <text:p>0.990582697189</text:p>
          </table:table-cell>
          <table:table-cell office:value-type="float" office:value="0.990626670934" calcext:value-type="float">
            <text:p>0.990626670934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4199944507" calcext:value-type="float">
            <text:p>0.994199944507</text:p>
          </table:table-cell>
          <table:table-cell table:number-columns-repeated="2"/>
          <table:table-cell office:value-type="float" office:value="0.994205658719" calcext:value-type="float">
            <text:p>0.994205658719</text:p>
          </table:table-cell>
          <table:table-cell office:value-type="float" office:value="0.994413843008" calcext:value-type="float">
            <text:p>0.99441384300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1701229962" calcext:value-type="float">
            <text:p>0.941701229962</text:p>
          </table:table-cell>
          <table:table-cell table:number-columns-repeated="2"/>
          <table:table-cell office:value-type="float" office:value="0.941749483561" calcext:value-type="float">
            <text:p>0.941749483561</text:p>
          </table:table-cell>
          <table:table-cell office:value-type="float" office:value="0.940615349083" calcext:value-type="float">
            <text:p>0.940615349083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75154305671" calcext:value-type="float">
            <text:p>0.875154305671</text:p>
          </table:table-cell>
          <table:table-cell table:number-columns-repeated="2"/>
          <table:table-cell office:value-type="float" office:value="0.880199495042" calcext:value-type="float">
            <text:p>0.880199495042</text:p>
          </table:table-cell>
          <table:table-cell office:value-type="float" office:value="0.872256724324" calcext:value-type="float">
            <text:p>0.872256724324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9418212742" calcext:value-type="float">
            <text:p>0.879418212742</text:p>
          </table:table-cell>
          <table:table-cell table:number-columns-repeated="2"/>
          <table:table-cell office:value-type="float" office:value="0.882137584317" calcext:value-type="float">
            <text:p>0.882137584317</text:p>
          </table:table-cell>
          <table:table-cell office:value-type="float" office:value="0.887654351096" calcext:value-type="float">
            <text:p>0.887654351096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1893269054" calcext:value-type="float">
            <text:p>0.941893269054</text:p>
          </table:table-cell>
          <table:table-cell table:number-columns-repeated="2"/>
          <table:table-cell office:value-type="float" office:value="0.941953408229" calcext:value-type="float">
            <text:p>0.941953408229</text:p>
          </table:table-cell>
          <table:table-cell office:value-type="float" office:value="0.94236449974" calcext:value-type="float">
            <text:p>0.94236449974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11157073308" calcext:value-type="float">
            <text:p>0.911157073308</text:p>
          </table:table-cell>
          <table:table-cell table:number-columns-repeated="2"/>
          <table:table-cell office:value-type="float" office:value="0.909134274174" calcext:value-type="float">
            <text:p>0.909134274174</text:p>
          </table:table-cell>
          <table:table-cell office:value-type="float" office:value="0.902335355341" calcext:value-type="float">
            <text:p>0.902335355341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04232353269" calcext:value-type="float">
            <text:p>0.904232353269</text:p>
          </table:table-cell>
          <table:table-cell table:number-columns-repeated="2"/>
          <table:table-cell office:value-type="float" office:value="0.907944438193" calcext:value-type="float">
            <text:p>0.907944438193</text:p>
          </table:table-cell>
          <table:table-cell office:value-type="float" office:value="0.894491471647" calcext:value-type="float">
            <text:p>0.894491471647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7021987923" calcext:value-type="float">
            <text:p>0.967021987923</text:p>
          </table:table-cell>
          <table:table-cell table:number-columns-repeated="2"/>
          <table:table-cell office:value-type="float" office:value="0.966968964728" calcext:value-type="float">
            <text:p>0.966968964728</text:p>
          </table:table-cell>
          <table:table-cell office:value-type="float" office:value="0.967269606056" calcext:value-type="float">
            <text:p>0.96726960605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393805084" calcext:value-type="float">
            <text:p>0.94393805084</text:p>
          </table:table-cell>
          <table:table-cell table:number-columns-repeated="2"/>
          <table:table-cell office:value-type="float" office:value="0.943870913144" calcext:value-type="float">
            <text:p>0.943870913144</text:p>
          </table:table-cell>
          <table:table-cell office:value-type="float" office:value="0.944148666139" calcext:value-type="float">
            <text:p>0.944148666139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3870849775" calcext:value-type="float">
            <text:p>0.943870849775</text:p>
          </table:table-cell>
          <table:table-cell table:number-columns-repeated="2"/>
          <table:table-cell office:value-type="float" office:value="0.94386844727" calcext:value-type="float">
            <text:p>0.94386844727</text:p>
          </table:table-cell>
          <table:table-cell office:value-type="float" office:value="0.944443992683" calcext:value-type="float">
            <text:p>0.944443992683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3810169991" calcext:value-type="float">
            <text:p>0.943810169991</text:p>
          </table:table-cell>
          <table:table-cell table:number-columns-repeated="2"/>
          <table:table-cell office:value-type="float" office:value="0.943820745765" calcext:value-type="float">
            <text:p>0.943820745765</text:p>
          </table:table-cell>
          <table:table-cell office:value-type="float" office:value="0.944331264897" calcext:value-type="float">
            <text:p>0.944331264897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40623572" calcext:value-type="float">
            <text:p>0.985040623572</text:p>
          </table:table-cell>
          <table:table-cell table:number-columns-repeated="2"/>
          <table:table-cell office:value-type="float" office:value="0.985040551034" calcext:value-type="float">
            <text:p>0.985040551034</text:p>
          </table:table-cell>
          <table:table-cell office:value-type="float" office:value="0.985020440395" calcext:value-type="float">
            <text:p>0.985020440395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038327119" calcext:value-type="float">
            <text:p>0.985038327119</text:p>
          </table:table-cell>
          <table:table-cell table:number-columns-repeated="2"/>
          <table:table-cell office:value-type="float" office:value="0.985038363116" calcext:value-type="float">
            <text:p>0.985038363116</text:p>
          </table:table-cell>
          <table:table-cell office:value-type="float" office:value="0.985019401901" calcext:value-type="float">
            <text:p>0.985019401901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6975304331" calcext:value-type="float">
            <text:p>0.966975304331</text:p>
          </table:table-cell>
          <table:table-cell table:number-columns-repeated="2"/>
          <table:table-cell office:value-type="float" office:value="0.966830887865" calcext:value-type="float">
            <text:p>0.966830887865</text:p>
          </table:table-cell>
          <table:table-cell office:value-type="float" office:value="0.968299053813" calcext:value-type="float">
            <text:p>0.968299053813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7502438499" calcext:value-type="float">
            <text:p>0.927502438499</text:p>
          </table:table-cell>
          <table:table-cell table:number-columns-repeated="2"/>
          <table:table-cell office:value-type="float" office:value="0.896946364375" calcext:value-type="float">
            <text:p>0.896946364375</text:p>
          </table:table-cell>
          <table:table-cell office:value-type="float" office:value="0.916085969312" calcext:value-type="float">
            <text:p>0.916085969312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58960622456" calcext:value-type="float">
            <text:p>0.958960622456</text:p>
          </table:table-cell>
          <table:table-cell table:number-columns-repeated="2"/>
          <table:table-cell office:value-type="float" office:value="0.962499510928" calcext:value-type="float">
            <text:p>0.962499510928</text:p>
          </table:table-cell>
          <table:table-cell office:value-type="float" office:value="0.951085474835" calcext:value-type="float">
            <text:p>0.951085474835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704855557504" calcext:value-type="float">
            <text:p>0.704855557504</text:p>
          </table:table-cell>
          <table:table-cell table:number-columns-repeated="2"/>
          <table:table-cell office:value-type="float" office:value="0.814592642052" calcext:value-type="float">
            <text:p>0.814592642052</text:p>
          </table:table-cell>
          <table:table-cell office:value-type="float" office:value="0.78729711502" calcext:value-type="float">
            <text:p>0.78729711502</text:p>
          </table:table-cell>
        </table:table-row>
        <table:table-row table:style-name="ro1">
          <table:table-cell/>
          <table:table-cell table:formula="of:=AVERAGE([.B28:.B46])" office:value-type="float" office:value="0.934147338233421" calcext:value-type="float">
            <text:p>0.934147338233421</text:p>
          </table:table-cell>
          <table:table-cell table:number-columns-repeated="2"/>
          <table:table-cell table:formula="of:=AVERAGE([.E28:.E46])" office:value-type="float" office:value="0.938885904544105" calcext:value-type="float">
            <text:p>0.938885904544105</text:p>
          </table:table-cell>
          <table:table-cell table:formula="of:=AVERAGE([.F28:.F46])" office:value-type="float" office:value="0.936852718355895" calcext:value-type="float">
            <text:p>0.936852718355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21:44:03.360022284</meta:creation-date>
    <dc:date>2020-10-14T15:16:26.645158432</dc:date>
    <meta:editing-duration>PT21H26M</meta:editing-duration>
    <meta:editing-cycles>27</meta:editing-cycles>
    <meta:generator>LibreOffice/6.0.7.3$Linux_X86_64 LibreOffice_project/00m0$Build-3</meta:generator>
    <meta:document-statistic meta:table-count="1" meta:cell-count="226" meta:object-count="0"/>
  </office:meta>
</office:document-meta>
</file>